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s Sample der Restaurantszene aus „ein Königreich für ein Lama“ habe ich ausgewählt da es mir sowohl bei der Aufnahme als auch beim späteren Hören am meisten Spaß gemacht hat.<text:line-break/>Obgleich ich im Nachhinein festgestellt habe, dass wir die Szene gänzlich anders angelegt haben als die Originalsprecher dies im Film tun, finde ich, dass unsere Version einen eigenen Charme besitzt.<text:line-break/>Besonders gefallen hat mir die Herausforderung bei diesem Text dass er aufgrund des schnellen Dialoges größtenteils als eine einzige zusammenhängende Aufnahme<text:s/>produziert werden musste.<text:line-break/>Auch finde ich dass die (wie im Kinder/Jugendgenre gewünscht) überzogene Darstellung der Charaktere viel zur Dynamik und dem Unterhaltungswert des Samples beitrag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bian Krüger</meta:initial-creator>
    <dc:creator>Fabian Krüger</dc:creator>
    <meta:creation-date>2022-03-02T20:12:00Z</meta:creation-date>
    <dc:date>2022-03-02T20:19:00Z</dc:date>
    <meta:template xlink:href="Normal" xlink:type="simple"/>
    <meta:editing-cycles>1</meta:editing-cycles>
    <meta:editing-duration>PT0S</meta:editing-duration>
    <meta:document-statistic meta:page-count="1" meta:paragraph-count="1" meta:word-count="99" meta:character-count="727" meta:row-count="5" meta:non-whitespace-character-count="629"/>
  </office:meta>
</office:document-meta>
</file>